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.5pt" style:font-size-asian="9.5pt"/>
    </style:style>
    <style:style style:name="T1" style:family="text">
      <style:text-properties fo:color="#0000ff" loext:opacity="100%" style:font-name="Consolas" fo:font-size="9.5pt" style:font-size-asian="9.5pt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808080" loext:opacity="100%" style:font-name="Consolas" fo:font-size="9.5pt" style:font-size-asian="9.5pt"/>
    </style:style>
    <style:style style:name="T4" style:family="text">
      <style:text-properties fo:color="#ff0000" loext:opacity="100%" style:font-name="Consolas" fo:font-size="9.5pt" style:font-size-asian="9.5pt"/>
    </style:style>
    <style:style style:name="T5" style:family="text">
      <style:text-properties fo:color="#ff00ff" loext:opacity="100%" style:font-name="Consolas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REATE</text:span><text:span text:style-name="T2"> </text:span><text:span text:style-name="T1">TABLE</text:span><text:span text:style-name="T2"> Shelf</text:span><text:span text:style-name="T3">(</text:span></text:p>
      <text:p text:style-name="Standard"><text:span text:style-name="T2"><text:tab/>IdShelf </text:span><text:span text:style-name="T1">INT</text:span><text:span text:style-name="T2"> AUTO_INCREMENT</text:span><text:span text:style-name="T3">,</text:span></text:p>
      <text:p text:style-name="Standard"><text:span text:style-name="T2"><text:tab/>WarehouseSide </text:span><text:span text:style-name="T1">CHAR</text:span><text:span text:style-name="T3">(</text:span><text:span text:style-name="T2">1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</text:span><text:span text:style-name="T1">Row</text:span><text:span text:style-name="T2"> </text:span><text:span text:style-name="T1">CHAR</text:span><text:span text:style-name="T3">(</text:span><text:span text:style-name="T2">1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ShelfSide </text:span><text:span text:style-name="T1">CHAR</text:span><text:span text:style-name="T3">(</text:span><text:span text:style-name="T2">1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Point </text:span><text:span text:style-name="T1">INT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</text:span><text:span text:style-name="T1">CONSTRAINT</text:span><text:span text:style-name="T2"> PK_Shelf_IdShelf </text:span><text:span text:style-name="T1">PRIMARY</text:span><text:span text:style-name="T2"> </text:span><text:span text:style-name="T1">KEY </text:span><text:span text:style-name="T3">(</text:span><text:span text:style-name="T2">IdShelf</text:span><text:span text:style-name="T3">),</text:span></text:p>
      <text:p text:style-name="Standard"><text:span text:style-name="T2"><text:tab/></text:span><text:span text:style-name="T1">CONSTRAINT</text:span><text:span text:style-name="T2"> CK_Shelf_WarehouseSide </text:span><text:span text:style-name="T1">CHECK</text:span><text:span text:style-name="T3">(</text:span><text:span text:style-name="T2">WarehouseSide </text:span><text:span text:style-name="T3">IN(</text:span><text:span text:style-name="T4">'R'</text:span><text:span text:style-name="T3">,</text:span><text:span text:style-name="T2"> </text:span><text:span text:style-name="T4">'L'</text:span><text:span text:style-name="T3">,</text:span><text:span text:style-name="T2"> </text:span><text:span text:style-name="T4">'S'</text:span><text:span text:style-name="T3">)),</text:span></text:p>
      <text:p text:style-name="Standard"><text:span text:style-name="T2"><text:tab/></text:span><text:span text:style-name="T1">CONSTRAINT</text:span><text:span text:style-name="T2"> CK_Shelf_Row </text:span><text:span text:style-name="T1">CHECK</text:span><text:span text:style-name="T3">(</text:span><text:span text:style-name="T1">Row</text:span><text:span text:style-name="T2"> </text:span><text:span text:style-name="T3">IN(</text:span><text:span text:style-name="T4">'B'</text:span><text:span text:style-name="T3">,</text:span><text:span text:style-name="T2"> </text:span><text:span text:style-name="T4">'C'</text:span><text:span text:style-name="T3">,</text:span><text:span text:style-name="T2"> </text:span><text:span text:style-name="T4">'U'</text:span><text:span text:style-name="T3">,</text:span><text:span text:style-name="T2"> </text:span><text:span text:style-name="T4">'S'</text:span><text:span text:style-name="T3">)),</text:span></text:p>
      <text:p text:style-name="Standard"><text:span text:style-name="T2"><text:tab/></text:span><text:span text:style-name="T1">CONSTRAINT</text:span><text:span text:style-name="T2"> CK_Shelf_ShelfSide </text:span><text:span text:style-name="T1">CHECK</text:span><text:span text:style-name="T3">(</text:span><text:span text:style-name="T2">ShelfSide </text:span><text:span text:style-name="T3">IN(</text:span><text:span text:style-name="T4">'S'</text:span><text:span text:style-name="T3">,</text:span><text:span text:style-name="T2"> </text:span><text:span text:style-name="T4">'B'</text:span><text:span text:style-name="T3">,</text:span><text:span text:style-name="T2"> </text:span><text:span text:style-name="T4">'U'</text:span><text:span text:style-name="T3">)),</text:span></text:p>
      <text:p text:style-name="Standard"><text:span text:style-name="T2"><text:tab/></text:span><text:span text:style-name="T1">CONSTRAINT</text:span><text:span text:style-name="T2"> CK_Shelf_Point </text:span><text:span text:style-name="T1">CHECK</text:span><text:span text:style-name="T3">(</text:span><text:span text:style-name="T2">Point </text:span><text:span text:style-name="T3">&gt;=</text:span><text:span text:style-name="T2"> 0 </text:span><text:span text:style-name="T3">AND</text:span><text:span text:style-name="T2"> Point </text:span><text:span text:style-name="T3">&lt;</text:span><text:span text:style-name="T2"> 9</text:span><text:span text:style-name="T3">)</text:span></text:p>
      <text:p text:style-name="Standard"><text:span text:style-name="T3">);</text:span></text:p>
      <text:p text:style-name="P1"/>
      <text:p text:style-name="Standard"><text:span text:style-name="T1">CREATE</text:span><text:span text:style-name="T2"> </text:span><text:span text:style-name="T1">TABLE</text:span><text:span text:style-name="T2"> Package</text:span><text:span text:style-name="T3">(</text:span></text:p>
      <text:p text:style-name="Standard"><text:span text:style-name="T2"><text:tab/>IdPackage </text:span><text:span text:style-name="T1">INT</text:span><text:span text:style-name="T2"> AUTO_INCREMENT</text:span><text:span text:style-name="T3">,</text:span></text:p>
      <text:p text:style-name="Standard"><text:span text:style-name="T2"><text:tab/></text:span><text:span text:style-name="T1">Weight</text:span><text:span text:style-name="T2"> </text:span><text:span text:style-name="T1">DECIMAL</text:span><text:span text:style-name="T3">(</text:span><text:span text:style-name="T2">5</text:span><text:span text:style-name="T3">,</text:span><text:span text:style-name="T2">2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Size </text:span><text:span text:style-name="T1">VARCHAR</text:span><text:span text:style-name="T3">(</text:span><text:span text:style-name="T2">50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Contents </text:span><text:span text:style-name="T1">VARCHAR</text:span><text:span text:style-name="T3">(</text:span><text:span text:style-name="T2">50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IdShelf </text:span><text:span text:style-name="T1">INT</text:span><text:span text:style-name="T3">,</text:span></text:p>
      <text:p text:style-name="Standard"><text:span text:style-name="T2"><text:tab/></text:span><text:span text:style-name="T1">CONSTRAINT</text:span><text:span text:style-name="T2"> PK_Package_IdPackage </text:span><text:span text:style-name="T1">PRIMARY</text:span><text:span text:style-name="T2"> </text:span><text:span text:style-name="T1">KEY </text:span><text:span text:style-name="T3">(</text:span><text:span text:style-name="T2">IdPackage</text:span><text:span text:style-name="T3">),</text:span></text:p>
      <text:p text:style-name="Standard"><text:span text:style-name="T2"><text:tab/></text:span><text:span text:style-name="T1">CONSTRAINT</text:span><text:span text:style-name="T2"> FK_Package_IdShelf_Shelf </text:span><text:span text:style-name="T1">FOREIGN</text:span><text:span text:style-name="T2"> </text:span><text:span text:style-name="T1">KEY </text:span><text:span text:style-name="T3">(</text:span><text:span text:style-name="T2">IdShelf</text:span><text:span text:style-name="T3">)</text:span><text:span text:style-name="T2"> </text:span><text:span text:style-name="T1">REFERENCES</text:span><text:span text:style-name="T2"> Shelf</text:span><text:span text:style-name="T3">(</text:span><text:span text:style-name="T2">IdShelf</text:span><text:span text:style-name="T3">),</text:span></text:p>
      <text:p text:style-name="Standard"><text:span text:style-name="T2"><text:tab/></text:span><text:span text:style-name="T1">CONSTRAINT</text:span><text:span text:style-name="T2"> CK_Package_Weight </text:span><text:span text:style-name="T1">CHECK</text:span><text:span text:style-name="T3">(</text:span><text:span text:style-name="T1">Weight</text:span><text:span text:style-name="T2"> </text:span><text:span text:style-name="T3">&gt;</text:span><text:span text:style-name="T2"> 0 </text:span><text:span text:style-name="T3">AND</text:span><text:span text:style-name="T2"> </text:span><text:span text:style-name="T1">Weight</text:span><text:span text:style-name="T2"> </text:span><text:span text:style-name="T3">&lt;=</text:span><text:span text:style-name="T2"> 100</text:span><text:span text:style-name="T3">)</text:span></text:p>
      <text:p text:style-name="Standard"><text:span text:style-name="T3">);</text:span></text:p>
      <text:p text:style-name="P1"/>
      <text:p text:style-name="Standard"><text:span text:style-name="T1">CREATE</text:span><text:span text:style-name="T2"> </text:span><text:span text:style-name="T1">TABLE</text:span><text:span text:style-name="T2"> Operation</text:span><text:span text:style-name="T3">(</text:span></text:p>
      <text:p text:style-name="Standard"><text:span text:style-name="T2"><text:tab/>IdOperation </text:span><text:span text:style-name="T1">INT</text:span><text:span text:style-name="T2"> AUTO_INCREMENT</text:span><text:span text:style-name="T3">,</text:span></text:p>
      <text:p text:style-name="Standard"><text:span text:style-name="T2"><text:tab/>WarehouseSide </text:span><text:span text:style-name="T1">CHAR</text:span><text:span text:style-name="T3">(</text:span><text:span text:style-name="T2">1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</text:span><text:span text:style-name="T1">Row</text:span><text:span text:style-name="T2"> </text:span><text:span text:style-name="T1">CHAR</text:span><text:span text:style-name="T3">(</text:span><text:span text:style-name="T2">1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ShelfSide </text:span><text:span text:style-name="T1">CHAR</text:span><text:span text:style-name="T3">(</text:span><text:span text:style-name="T2">1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Point </text:span><text:span text:style-name="T1">INT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</text:span><text:span text:style-name="T1">CONSTRAINT</text:span><text:span text:style-name="T2"> PK_Operation_IdOperation </text:span><text:span text:style-name="T1">PRIMARY</text:span><text:span text:style-name="T2"> </text:span><text:span text:style-name="T1">KEY </text:span><text:span text:style-name="T3">(</text:span><text:span text:style-name="T2">IdOperation</text:span><text:span text:style-name="T3">),</text:span></text:p>
      <text:p text:style-name="Standard"><text:span text:style-name="T2"><text:tab/></text:span><text:span text:style-name="T1">CONSTRAINT</text:span><text:span text:style-name="T2"> CK_Operation_WarehouseSide </text:span><text:span text:style-name="T1">CHECK</text:span><text:span text:style-name="T3">(</text:span><text:span text:style-name="T2">WarehouseSide </text:span><text:span text:style-name="T3">IN(</text:span><text:span text:style-name="T4">'R'</text:span><text:span text:style-name="T3">,</text:span><text:span text:style-name="T2"> </text:span><text:span text:style-name="T4">'L'</text:span><text:span text:style-name="T3">,</text:span><text:span text:style-name="T2"> </text:span><text:span text:style-name="T4">'S'</text:span><text:span text:style-name="T3">)),</text:span></text:p>
      <text:p text:style-name="Standard"><text:span text:style-name="T2"><text:tab/></text:span><text:span text:style-name="T1">CONSTRAINT</text:span><text:span text:style-name="T2"> CK_Operation_Row </text:span><text:span text:style-name="T1">CHECK</text:span><text:span text:style-name="T3">(</text:span><text:span text:style-name="T1">Row</text:span><text:span text:style-name="T2"> </text:span><text:span text:style-name="T3">IN(</text:span><text:span text:style-name="T4">'B'</text:span><text:span text:style-name="T3">,</text:span><text:span text:style-name="T2"> </text:span><text:span text:style-name="T4">'C'</text:span><text:span text:style-name="T3">,</text:span><text:span text:style-name="T2"> </text:span><text:span text:style-name="T4">'U'</text:span><text:span text:style-name="T3">,</text:span><text:span text:style-name="T2"> </text:span><text:span text:style-name="T4">'S'</text:span><text:span text:style-name="T3">)),</text:span></text:p>
      <text:p text:style-name="Standard"><text:span text:style-name="T2"><text:tab/></text:span><text:span text:style-name="T1">CONSTRAINT</text:span><text:span text:style-name="T2"> CK_Operation_ShelfSide </text:span><text:span text:style-name="T1">CHECK</text:span><text:span text:style-name="T3">(</text:span><text:span text:style-name="T2">ShelfSide </text:span><text:span text:style-name="T3">IN(</text:span><text:span text:style-name="T4">'S'</text:span><text:span text:style-name="T3">,</text:span><text:span text:style-name="T2"> </text:span><text:span text:style-name="T4">'B'</text:span><text:span text:style-name="T3">,</text:span><text:span text:style-name="T2"> </text:span><text:span text:style-name="T4">'U'</text:span><text:span text:style-name="T3">)),</text:span></text:p>
      <text:p text:style-name="Standard"><text:span text:style-name="T2"><text:tab/></text:span><text:span text:style-name="T1">CONSTRAINT</text:span><text:span text:style-name="T2"> CK_Operation_Point </text:span><text:span text:style-name="T1">CHECK</text:span><text:span text:style-name="T3">(</text:span><text:span text:style-name="T2">Point </text:span><text:span text:style-name="T3">&gt;=</text:span><text:span text:style-name="T2"> 0 </text:span><text:span text:style-name="T3">AND</text:span><text:span text:style-name="T2"> Point </text:span><text:span text:style-name="T3">&lt;</text:span><text:span text:style-name="T2"> 9</text:span><text:span text:style-name="T3">)</text:span></text:p>
      <text:p text:style-name="Standard"><text:span text:style-name="T3">);</text:span></text:p>
      <text:p text:style-name="P1"/>
      <text:p text:style-name="Standard"><text:span text:style-name="T1">CREATE</text:span><text:span text:style-name="T2"> </text:span><text:span text:style-name="T1">TABLE</text:span><text:span text:style-name="T2"> OperationLog</text:span><text:span text:style-name="T3">(</text:span></text:p>
      <text:p text:style-name="Standard"><text:span text:style-name="T2"><text:tab/>IdLog </text:span><text:span text:style-name="T1">INT</text:span><text:span text:style-name="T2"> AUTO_INCREMENT</text:span><text:span text:style-name="T3">,</text:span></text:p>
      <text:p text:style-name="Standard"><text:span text:style-name="T2"><text:tab/>WarehouseSide </text:span><text:span text:style-name="T1">CHAR</text:span><text:span text:style-name="T3">(</text:span><text:span text:style-name="T2">1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</text:span><text:span text:style-name="T1">Row</text:span><text:span text:style-name="T2"> </text:span><text:span text:style-name="T1">CHAR</text:span><text:span text:style-name="T3">(</text:span><text:span text:style-name="T2">1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ShelfSide </text:span><text:span text:style-name="T1">CHAR</text:span><text:span text:style-name="T3">(</text:span><text:span text:style-name="T2">1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Point </text:span><text:span text:style-name="T1">INT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</text:span><text:span text:style-name="T1">DateTime</text:span><text:span text:style-name="T2"> </text:span><text:span text:style-name="T1">DATETIME</text:span><text:span text:style-name="T2"> </text:span><text:span text:style-name="T3">NOT</text:span><text:span text:style-name="T2"> </text:span><text:span text:style-name="T3">NULL,</text:span></text:p>
      <text:p text:style-name="Standard"><text:span text:style-name="T2"><text:tab/></text:span><text:span text:style-name="T1">CONSTRAINT</text:span><text:span text:style-name="T2"> PK_OperationLog_IdLog </text:span><text:span text:style-name="T1">PRIMARY</text:span><text:span text:style-name="T2"> </text:span><text:span text:style-name="T1">KEY </text:span><text:span text:style-name="T3">(</text:span><text:span text:style-name="T2">IdLog</text:span><text:span text:style-name="T3">),</text:span></text:p>
      <text:p text:style-name="Standard"><text:span text:style-name="T2"><text:tab/></text:span><text:span text:style-name="T1">CONSTRAINT</text:span><text:span text:style-name="T2"> CK_Operation_WarehouseSide </text:span><text:span text:style-name="T1">CHECK</text:span><text:span text:style-name="T3">(</text:span><text:span text:style-name="T2">WarehouseSide </text:span><text:span text:style-name="T3">IN(</text:span><text:span text:style-name="T4">'R'</text:span><text:span text:style-name="T3">,</text:span><text:span text:style-name="T2"> </text:span><text:span text:style-name="T4">'L'</text:span><text:span text:style-name="T3">,</text:span><text:span text:style-name="T2"> </text:span><text:span text:style-name="T4">'S'</text:span><text:span text:style-name="T3">)),</text:span></text:p>
      <text:p text:style-name="Standard"><text:span text:style-name="T2"><text:tab/></text:span><text:span text:style-name="T1">CONSTRAINT</text:span><text:span text:style-name="T2"> CK_Operation_Row </text:span><text:span text:style-name="T1">CHECK</text:span><text:span text:style-name="T3">(</text:span><text:span text:style-name="T1">Row</text:span><text:span text:style-name="T2"> </text:span><text:span text:style-name="T3">IN(</text:span><text:span text:style-name="T4">'B'</text:span><text:span text:style-name="T3">,</text:span><text:span text:style-name="T2"> </text:span><text:span text:style-name="T4">'C'</text:span><text:span text:style-name="T3">,</text:span><text:span text:style-name="T2"> </text:span><text:span text:style-name="T4">'U'</text:span><text:span text:style-name="T3">,</text:span><text:span text:style-name="T2"> </text:span><text:span text:style-name="T4">'S'</text:span><text:span text:style-name="T3">)),</text:span></text:p>
      <text:p text:style-name="Standard"><text:span text:style-name="T2"><text:tab/></text:span><text:span text:style-name="T1">CONSTRAINT</text:span><text:span text:style-name="T2"> CK_Operation_ShelfSide </text:span><text:span text:style-name="T1">CHECK</text:span><text:span text:style-name="T3">(</text:span><text:span text:style-name="T2">ShelfSide </text:span><text:span text:style-name="T3">IN(</text:span><text:span text:style-name="T4">'S'</text:span><text:span text:style-name="T3">,</text:span><text:span text:style-name="T2"> </text:span><text:span text:style-name="T4">'B'</text:span><text:span text:style-name="T3">,</text:span><text:span text:style-name="T2"> </text:span><text:span text:style-name="T4">'U'</text:span><text:span text:style-name="T3">)),</text:span></text:p>
      <text:p text:style-name="Standard"><text:span text:style-name="T2"><text:tab/></text:span><text:span text:style-name="T1">CONSTRAINT</text:span><text:span text:style-name="T2"> CK_Operation_Point </text:span><text:span text:style-name="T1">CHECK</text:span><text:span text:style-name="T3">(</text:span><text:span text:style-name="T2">Point </text:span><text:span text:style-name="T3">&gt;=</text:span><text:span text:style-name="T2"> 0 </text:span><text:span text:style-name="T3">AND</text:span><text:span text:style-name="T2"> Point </text:span><text:span text:style-name="T3">&lt;</text:span><text:span text:style-name="T2"> 9</text:span><text:span text:style-name="T3">)</text:span></text:p>
      <text:p text:style-name="Standard"><text:span text:style-name="T3">);</text:span></text:p>
      <text:p text:style-name="P1"/>
      <text:p text:style-name="Standard"><text:span text:style-name="T1">CREATE</text:span><text:span text:style-name="T2"> </text:span><text:span text:style-name="T1">TRIGGER</text:span><text:span text:style-name="T2"> triggerLog </text:span><text:span text:style-name="T1">AFTER</text:span><text:span text:style-name="T2"> </text:span><text:span text:style-name="T1">DELETE</text:span><text:span text:style-name="T2"> </text:span><text:span text:style-name="T1">ON</text:span><text:span text:style-name="T2"> Operation </text:span><text:span text:style-name="T1">FOR</text:span><text:span text:style-name="T2"> EACH </text:span><text:span text:style-name="T1">ROW</text:span></text:p>
      <text:p text:style-name="Standard"><text:span text:style-name="T2"><text:tab/></text:span><text:span text:style-name="T1">INSERT</text:span><text:span text:style-name="T2"> </text:span><text:span text:style-name="T1">INTO</text:span><text:span text:style-name="T2"> OperationLog</text:span><text:span text:style-name="T3">(</text:span><text:span text:style-name="T2">WarehouseSide</text:span><text:span text:style-name="T3">,</text:span><text:span text:style-name="T2"> </text:span><text:span text:style-name="T1">Row</text:span><text:span text:style-name="T3">,</text:span><text:span text:style-name="T2"> ShelfSide</text:span><text:span text:style-name="T3">,</text:span><text:span text:style-name="T2"> Point</text:span><text:span text:style-name="T3">,</text:span><text:span text:style-name="T2"> </text:span><text:span text:style-name="T1">DateTime</text:span><text:span text:style-name="T3">)</text:span></text:p>
      <text:p text:style-name="Standard"><text:span text:style-name="T2"><text:tab/></text:span><text:span text:style-name="T1">VALUES </text:span><text:span text:style-name="T3">(</text:span><text:span text:style-name="T2">OLD</text:span><text:span text:style-name="T3">.</text:span><text:span text:style-name="T2">WarehouseSide</text:span><text:span text:style-name="T3">,</text:span><text:span text:style-name="T2"> OLD</text:span><text:span text:style-name="T3">.</text:span><text:span text:style-name="T1">Row</text:span><text:span text:style-name="T3">,</text:span><text:span text:style-name="T2"> OLD</text:span><text:span text:style-name="T3">.</text:span><text:span text:style-name="T2">ShelfSide</text:span><text:span text:style-name="T3">,</text:span><text:span text:style-name="T2"> OLD</text:span><text:span text:style-name="T3">.</text:span><text:span text:style-name="T2">Point</text:span><text:span text:style-name="T3">,</text:span><text:span text:style-name="T2"> </text:span><text:span text:style-name="T5">CURRENT_TIMESTAMP</text:span><text:span text:style-name="T3">)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15:37:43.666000000</meta:creation-date>
    <dc:date>2022-05-26T15:38:45.788000000</dc:date>
    <meta:editing-duration>PT1M3S</meta:editing-duration>
    <meta:editing-cycles>1</meta:editing-cycles>
    <meta:document-statistic meta:table-count="0" meta:image-count="0" meta:object-count="0" meta:page-count="1" meta:paragraph-count="50" meta:word-count="237" meta:character-count="2044" meta:non-whitespace-character-count="1816"/>
    <meta:generator>LibreOffice/7.2.4.1$Windows_X86_64 LibreOffice_project/27d75539669ac387bb498e35313b970b7fe9c4f9</meta:generator>
  </office:meta>
</office:document-meta>
</file>